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" svg:font-family="FontAwesom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12.45cm" fo:min-width="22.326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1.293cm" fo:min-width="3.112cm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none" draw:fill="none" fo:min-height="1.551cm"/>
    </style:style>
    <style:style style:name="gr5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1.189cm" fo:min-width="3.008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1.549cm" fo:min-width="3.205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1.32cm" fo:min-width="2.549cm" fo:padding-top="0.177cm" fo:padding-bottom="0.177cm" fo:padding-left="0.302cm" fo:padding-right="0.302cm"/>
    </style:style>
    <style:style style:name="gr8" style:family="graphic" style:parent-style-name="objectwithoutfill">
      <style:graphic-properties draw:stroke="none" draw:fill="none" fo:min-height="2.326cm"/>
    </style:style>
    <style:style style:name="gr9" style:family="graphic" style:parent-style-name="standard">
      <style:graphic-properties draw:textarea-horizontal-align="justify" draw:textarea-vertical-align="middle" draw:auto-grow-height="false" fo:min-height="7.751cm" fo:min-width="14.613cm"/>
    </style:style>
    <style:style style:name="gr10" style:family="graphic" style:parent-style-name="standard">
      <style:graphic-properties draw:textarea-horizontal-align="justify" draw:textarea-vertical-align="middle" draw:auto-grow-height="false" fo:min-height="14.736cm" fo:min-width="25.789cm"/>
    </style:style>
    <style:style style:name="gr11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12.323cm" fo:min-width="22.326cm"/>
    </style:style>
    <style:style style:name="gr12" style:family="graphic" style:parent-style-name="standard">
      <style:graphic-properties draw:textarea-horizontal-align="justify" draw:textarea-vertical-align="middle" draw:auto-grow-height="false" fo:min-height="1.274cm" fo:min-width="1.024cm"/>
    </style:style>
    <style:style style:name="gr13" style:family="graphic" style:parent-style-name="standard">
      <style:graphic-properties draw:stroke="solid" svg:stroke-width="0.081cm" svg:stroke-color="#ffffff" draw:marker-start-width="0.321cm" draw:marker-end-width="0.321cm" draw:fill-color="#dddddd" draw:textarea-horizontal-align="justify" draw:textarea-vertical-align="middle" draw:auto-grow-height="false" fo:min-height="1.274cm" fo:min-width="1.02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Carlito"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Carlito" fo:font-size="22pt" style:font-size-asian="22pt" style:font-size-complex="22pt"/>
    </style:style>
    <style:style style:name="P6" style:family="paragraph">
      <style:paragraph-properties fo:text-align="center"/>
      <style:text-properties fo:font-size="28pt"/>
    </style:style>
    <style:style style:name="P7" style:family="paragraph">
      <style:paragraph-properties fo:text-align="center"/>
      <style:text-properties fo:font-size="22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style:font-name="Carlito" fo:font-size="24pt" style:font-size-asian="24pt" style:font-size-complex="24pt"/>
    </style:style>
    <style:style style:name="P10" style:family="paragraph">
      <loext:graphic-properties draw:fill-color="#dddddd"/>
      <style:paragraph-properties fo:text-align="center"/>
      <style:text-properties style:font-name="Carlito" fo:font-size="24pt" style:font-size-asian="24pt" style:font-size-complex="24pt"/>
    </style:style>
    <style:style style:name="T1" style:family="text">
      <style:text-properties style:font-name="Carlito" fo:font-size="28pt" style:font-size-asian="28pt" style:font-size-complex="28pt"/>
    </style:style>
    <style:style style:name="T2" style:family="text">
      <style:text-properties style:font-name="Carlito" fo:font-size="22pt" style:font-size-asian="22pt" style:font-size-complex="22pt"/>
    </style:style>
    <style:style style:name="T3" style:family="text">
      <style:text-properties style:font-name="Carlito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andscape_25_20drawing">
        <draw:custom-shape draw:style-name="gr1" draw:text-style-name="P1" draw:layer="layout" svg:width="22.826cm" svg:height="12.7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06cm" svg:height="2.181cm" svg:x="6.221cm" svg:y="8.077cm">
          <text:p text:style-name="P2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2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2"><text:span text:style-name="T2">Fin del </text:span><text:span text:style-name="T2"><text:line-break/></text:span><text:span text:style-name="T2">proceso</text:span></text:p>
          </draw:text-box>
        </draw:frame>
      </draw:page>
      <draw:page draw:name="page2" draw:style-name="dp1" draw:master-page-name="Landscape_25_20drawing">
        <draw:custom-shape draw:style-name="gr1" draw:text-style-name="P1" draw:layer="layout" svg:width="22.826cm" svg:height="12.7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</draw:page>
      <draw:page draw:name="page3" draw:style-name="dp1" draw:master-page-name="Landscape_25_20drawing">
        <draw:custom-shape draw:style-name="gr1" draw:text-style-name="P1" draw:layer="layout" svg:width="22.826cm" svg:height="12.7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</draw:page>
      <draw:page draw:name="page4" draw:style-name="dp1" draw:master-page-name="Landscape_25_20drawing">
        <draw:custom-shape draw:style-name="gr1" draw:text-style-name="P1" draw:layer="layout" svg:width="22.826cm" svg:height="12.7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2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2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2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2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2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2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2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2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2"><text:span text:style-name="T2">Tiempo</text:span><text:span text:style-name="T2"><text:line-break/></text:span><text:span text:style-name="T2">agotado</text:span></text:p>
          </draw:text-box>
        </draw:frame>
      </draw:page>
      <draw:page draw:name="page5" draw:style-name="dp1" draw:master-page-name="Landscape_25_20drawing">
        <draw:custom-shape draw:style-name="gr9" draw:text-style-name="P2" draw:layer="layout" svg:width="15.113cm" svg:height="8.001cm" svg:x="9.128cm" svg:y="4.17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Landscape_25_20drawing">
        <draw:custom-shape draw:style-name="gr10" draw:text-style-name="P2" draw:layer="layout" svg:width="26.289cm" svg:height="14.986cm" svg:x="3.286cm" svg:y="2.7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7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2" draw:text-style-name="P9" draw:layer="layout" svg:width="1.524cm" svg:height="1.524cm" svg:x="4.302cm" svg:y="6.207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1.524cm" svg:height="1.524cm" svg:x="5.832cm" svg:y="6.207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1.524cm" svg:height="1.524cm" svg:x="7.362cm" svg:y="6.207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1.524cm" svg:height="1.524cm" svg:x="8.892cm" svg:y="6.207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9" draw:layer="layout" svg:width="1.524cm" svg:height="1.524cm" svg:x="19.778cm" svg:y="13.95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1.524cm" svg:height="1.524cm" svg:x="21.308cm" svg:y="13.95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1.524cm" svg:height="1.524cm" svg:x="22.838cm" svg:y="13.95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1.524cm" svg:height="1.524cm" svg:x="24.368cm" svg:y="13.95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9" draw:layer="layout" svg:width="1.524cm" svg:height="1.524cm" svg:x="24.368cm" svg:y="3.79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Landscape_25_20drawing">
        <draw:custom-shape draw:style-name="gr1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7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10" draw:layer="layout" svg:width="1.524cm" svg:height="1.524cm" svg:x="4.302cm" svg:y="6.207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8" draw:style-name="dp1" draw:master-page-name="Landscape_25_20drawing">
        <draw:custom-shape draw:style-name="gr1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7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10" draw:layer="layout" svg:width="1.524cm" svg:height="1.524cm" svg:x="5.832cm" svg:y="6.207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7.362cm" svg:y="6.207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24.368cm" svg:y="3.79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9" draw:style-name="dp1" draw:master-page-name="Landscape_25_20drawing">
        <draw:custom-shape draw:style-name="gr1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7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10" draw:layer="layout" svg:width="1.524cm" svg:height="1.524cm" svg:x="7.362cm" svg:y="6.207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8.892cm" svg:y="6.207cm">
            <text:p text:style-name="P8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19.778cm" svg:y="13.95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24.368cm" svg:y="3.794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0" draw:style-name="dp1" draw:master-page-name="Landscape_25_20drawing">
        <draw:custom-shape draw:style-name="gr1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7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10" draw:layer="layout" svg:width="1.524cm" svg:height="1.524cm" svg:x="4.302cm" svg:y="6.207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5.832cm" svg:y="6.207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8.892cm" svg:y="6.207cm">
            <text:p text:style-name="P8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24.368cm" svg:y="3.794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1" draw:style-name="dp1" draw:master-page-name="Landscape_25_20drawing">
        <draw:custom-shape draw:style-name="gr1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7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10" draw:layer="layout" svg:width="1.524cm" svg:height="1.524cm" svg:x="4.302cm" svg:y="6.207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5.832cm" svg:y="6.207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7.362cm" svg:y="6.207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24.368cm" svg:y="3.794cm">
            <text:p text:style-name="P8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2" draw:style-name="dp1" draw:master-page-name="Landscape_25_20drawing">
        <draw:custom-shape draw:style-name="gr1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7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10" draw:layer="layout" svg:width="1.524cm" svg:height="1.524cm" svg:x="7.362cm" svg:y="6.207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24.368cm" svg:y="13.954cm">
            <text:p text:style-name="P8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24.368cm" svg:y="3.794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24.368cm" svg:y="8.69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3" draw:style-name="dp1" draw:master-page-name="Landscape_25_20drawing">
        <draw:custom-shape draw:style-name="gr1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7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10" draw:layer="layout" svg:width="1.524cm" svg:height="1.524cm" svg:x="7.362cm" svg:y="6.207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8.892cm" svg:y="6.207cm">
            <text:p text:style-name="P8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24.368cm" svg:y="3.794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4" draw:style-name="dp1" draw:master-page-name="Landscape_25_20drawing">
        <draw:custom-shape draw:style-name="gr10" draw:text-style-name="P2" draw:layer="layout" svg:width="26.289cm" svg:height="14.986cm" svg:x="3.286cm" svg:y="2.7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7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10" draw:layer="layout" svg:width="1.524cm" svg:height="1.524cm" svg:x="4.302cm" svg:y="6.207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5.832cm" svg:y="6.207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7.362cm" svg:y="6.207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8.892cm" svg:y="6.207cm">
            <text:p text:style-name="P8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19.778cm" svg:y="13.95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21.308cm" svg:y="13.954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22.838cm" svg:y="13.954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24.368cm" svg:y="13.954cm">
            <text:p text:style-name="P8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24.368cm" svg:y="3.79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5" draw:style-name="dp1" draw:master-page-name="Landscape_25_20drawing">
        <draw:custom-shape draw:style-name="gr1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7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10" draw:layer="layout" svg:width="1.524cm" svg:height="1.524cm" svg:x="4.302cm" svg:y="6.207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5.832cm" svg:y="6.207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7.362cm" svg:y="6.207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8.892cm" svg:y="6.207cm">
            <text:p text:style-name="P8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19.778cm" svg:y="13.95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21.308cm" svg:y="13.954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22.838cm" svg:y="13.954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24.368cm" svg:y="13.954cm">
            <text:p text:style-name="P8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24.368cm" svg:y="3.79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6" draw:style-name="dp1" draw:master-page-name="Landscape_25_20drawing">
        <draw:custom-shape draw:style-name="gr1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7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10" draw:layer="layout" svg:width="1.524cm" svg:height="1.524cm" svg:x="4.302cm" svg:y="6.207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5.832cm" svg:y="6.207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7.362cm" svg:y="6.207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8.892cm" svg:y="6.207cm">
            <text:p text:style-name="P8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19.778cm" svg:y="13.95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21.308cm" svg:y="13.954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22.838cm" svg:y="13.954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24.368cm" svg:y="13.954cm">
            <text:p text:style-name="P8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24.368cm" svg:y="3.79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" svg:font-family="FontAwesom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andscape_25_20drawing" style:display-name="Landscape%20drawin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11:06:52.428197591</meta:creation-date>
    <dc:title>Landscape drawing</dc:title>
    <meta:editing-duration>PT2H15M56S</meta:editing-duration>
    <meta:editing-cycles>7</meta:editing-cycles>
    <meta:generator>LibreOffice/5.0.4.2$Linux_X86_64 LibreOffice_project/2b9802c1994aa0b7dc6079e128979269cf95bc78</meta:generator>
    <meta:initial-creator>Eduardo Grosclaude</meta:initial-creator>
    <dc:date>2016-05-30T15:26:48.911141418</dc:date>
    <dc:creator>Eduardo Grosclaude</dc:creator>
    <meta:document-statistic meta:object-count="310"/>
  </office:meta>
</office:document-meta>
</file>